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line-height="150%" fo:text-align="center" style:justify-single-word="false"/>
      <style:text-properties style:font-name="Arial" fo:font-size="15pt" style:font-size-asian="15pt" style:font-size-complex="15pt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line-height="150%" fo:text-align="center" style:justify-single-word="false"/>
      <style:text-properties style:font-name="Arial" fo:font-size="15pt" style:font-size-asian="15pt" style:font-size-complex="15pt"/>
    </style:style>
    <style:style style:name="P4" style:family="paragraph" style:parent-style-name="Text_20_body">
      <style:paragraph-properties fo:line-height="150%" fo:text-align="justify" style:justify-single-word="false"/>
    </style:style>
    <style:style style:name="P5" style:family="paragraph" style:parent-style-name="Text_20_body" style:list-style-name="L1">
      <style:paragraph-properties fo:line-height="150%" fo:text-align="justify" style:justify-single-word="false"/>
    </style:style>
    <style:style style:name="P6" style:family="paragraph" style:parent-style-name="Text_20_body" style:list-style-name="L2">
      <style:paragraph-properties fo:line-height="150%" fo:text-align="justify" style:justify-single-word="false"/>
    </style:style>
    <style:style style:name="P7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style:font-name="Arial" fo:font-size="12pt" style:font-size-asian="12pt" style:font-size-complex="12pt"/>
    </style:style>
    <style:style style:name="P8" style:family="paragraph" style:parent-style-name="Text_20_body" style:list-style-name="L2">
      <style:paragraph-properties fo:margin-top="0cm" fo:margin-bottom="0cm" loext:contextual-spacing="false" fo:line-height="150%" fo:text-align="justify" style:justify-single-word="false"/>
      <style:text-properties style:font-name="Arial" fo:font-size="12pt" style:font-size-asian="12pt" style:font-size-complex="12pt"/>
    </style:style>
    <style:style style:name="P9" style:family="paragraph" style:parent-style-name="Text_20_body" style:list-style-name="L2">
      <style:paragraph-properties fo:margin-top="0cm" fo:margin-bottom="0cm" loext:contextual-spacing="false" fo:line-height="150%" fo:text-align="justify" style:justify-single-word="false"/>
    </style:style>
    <style:style style:name="T1" style:family="text">
      <style:text-properties officeooo:rsid="0012141e"/>
    </style:style>
    <style:style style:name="T2" style:family="text">
      <style:text-properties officeooo:rsid="00132795"/>
    </style:style>
    <style:style style:name="T3" style:family="text">
      <style:text-properties style:font-name="Arial"/>
    </style:style>
    <style:style style:name="T4" style:family="text">
      <style:text-properties style:font-name="Arial" officeooo:rsid="00132795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font-name="Arial" fo:font-size="12pt" officeooo:rsid="00132795" style:font-size-asian="12pt" style:font-size-complex="12pt"/>
    </style:style>
    <style:style style:name="T7" style:family="text">
      <style:text-properties style:font-name="Arial" fo:font-size="12pt" officeooo:rsid="00153738" style:font-size-asian="12pt" style:font-size-complex="12pt"/>
    </style:style>
    <style:style style:name="T8" style:family="text">
      <style:text-properties style:font-name="Arial" fo:font-size="12pt" fo:font-weight="bold" officeooo:rsid="00153738" style:font-size-asian="12pt" style:font-weight-asian="bold" style:font-size-complex="12pt" style:font-weight-complex="bold"/>
    </style:style>
    <style:style style:name="T9" style:family="text">
      <style:text-properties officeooo:rsid="0015373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istema de Reservas de Veículos</text:h>
      <text:p text:style-name="P3"/>
      <text:p text:style-name="P4"><text:span text:style-name="Strong_20_Emphasis"><text:span text:style-name="T5">Componentes Principais:</text:span></text:span></text:p>
      <text:list xml:id="list356029580" text:style-name="L1">
        <text:list-item>
          <text:p text:style-name="P5"><text:span text:style-name="Strong_20_Emphasis"><text:span text:style-name="T5">Singleton - </text:span></text:span><text:span text:style-name="Strong_20_Emphasis"><text:span text:style-name="T8">GerenciadorReservas</text:span></text:span><text:span text:style-name="Strong_20_Emphasis"><text:span text:style-name="T5">:</text:span></text:span></text:p>
          <text:list>
            <text:list-item>
              <text:p text:style-name="P7">Controla/<text:span text:style-name="T1">gerencia</text:span> todas as reservas de veículos <text:span text:style-name="T1">no sistema</text:span>.</text:p>
            </text:list-item>
            <text:list-item>
              <text:p text:style-name="P7">Mantém um registro <text:span text:style-name="T1">e controle centralizado</text:span> das reservas, disponibilidade de veículos, e histórico de reservas.</text:p>
            </text:list-item>
            <text:list-item>
              <text:p text:style-name="P7">Acesso global para garantir que as reservas sejam coordenadas centralmente e evitar conflitos.</text:p>
            </text:list-item>
          </text:list>
        </text:list-item>
        <text:list-item>
          <text:p text:style-name="P5"><text:span text:style-name="Strong_20_Emphasis"><text:span text:style-name="T5">Factory Method - </text:span></text:span><text:span text:style-name="Strong_20_Emphasis"><text:span text:style-name="T8">PatioVeiculos</text:span></text:span><text:span text:style-name="Strong_20_Emphasis"><text:span text:style-name="T5">:</text:span></text:span></text:p>
          <text:list>
            <text:list-item>
              <text:p text:style-name="P7">Interface ou classe abstrata para a c<text:span text:style-name="T2">hamada</text:span> d<text:span text:style-name="T2">os</text:span> veículos.</text:p>
            </text:list-item>
            <text:list-item>
              <text:p text:style-name="P7">Subclasses concretas representando diferentes tipos de veículos, como <text:span text:style-name="T2">carros, motos, vans, caminhonetes.</text:span></text:p>
            </text:list-item>
          </text:list>
        </text:list-item>
      </text:list>
      <text:p text:style-name="P2"/>
      <text:p text:style-name="P4"><text:span text:style-name="Strong_20_Emphasis"><text:span text:style-name="T5">Funcionamento:</text:span></text:span></text:p>
      <text:list xml:id="list24401340" text:style-name="L2">
        <text:list-item>
          <text:p text:style-name="P8">Os clientes solicitam uma reserva especificando o tipo de veículo e as datas.</text:p>
        </text:list-item>
        <text:list-item>
          <text:p text:style-name="P9"><text:span text:style-name="T5">O </text:span><text:span text:style-name="Source_20_Text"><text:span text:style-name="T5">‘</text:span></text:span><text:span text:style-name="Source_20_Text"><text:span text:style-name="T6">GerenciadorReservas</text:span></text:span><text:span text:style-name="Source_20_Text"><text:span text:style-name="T5">’</text:span></text:span><text:span text:style-name="T5"> procede com a reserva, </text:span><text:span text:style-name="T6">podendo cancelar e listar as reservas.</text:span></text:p>
        </text:list-item>
        <text:list-item>
          <text:p text:style-name="P9"><text:span text:style-name="T5">Para </text:span><text:span text:style-name="T6">buscar</text:span><text:span text:style-name="T5"> o veículo reservado, o sistema utiliza o </text:span><text:span text:style-name="Source_20_Text"><text:span text:style-name="T5">‘</text:span></text:span><text:span text:style-name="Source_20_Text"><text:span text:style-name="T6">PatioVeiculos</text:span></text:span><text:span text:style-name="Source_20_Text"><text:span text:style-name="T5">’</text:span></text:span><text:span text:style-name="T5">, que retorna uma instância do tipo de veículo apropriado.</text:span></text:p>
        </text:list-item>
        <text:list-item>
          <text:p text:style-name="P6"><text:span text:style-name="T5">A reserva é então confirmada e gerenciada pelo </text:span><text:span text:style-name="Source_20_Text"><text:span text:style-name="T5">‘</text:span></text:span><text:span text:style-name="Source_20_Text"><text:span text:style-name="T6">GerenciadorReservas</text:span></text:span><text:span text:style-name="Source_20_Text"><text:span text:style-name="T5">’</text:span></text:span><text:span text:style-name="T5">.</text:span></text:p>
        </text:list-item>
      </text:list>
      <text:p text:style-name="P2"/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2T09:35:58.886551085</meta:creation-date>
    <dc:date>2023-11-22T10:45:30.012595549</dc:date>
    <meta:editing-duration>PT59M1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36" meta:character-count="923" meta:non-whitespace-character-count="812"/>
  </office:meta>
</office:document-meta>
</file>